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92df7" officeooo:paragraph-rsid="00192df7" style:font-weight-asian="bold" style:font-weight-complex="bold"/>
    </style:style>
    <style:style style:name="P2" style:family="paragraph" style:parent-style-name="Standard">
      <style:text-properties style:font-name="Times New Roman" officeooo:rsid="00192df7" officeooo:paragraph-rsid="00192df7"/>
    </style:style>
    <style:style style:name="P3" style:family="paragraph" style:parent-style-name="Text_20_body">
      <style:text-properties officeooo:paragraph-rsid="00192df7"/>
    </style:style>
    <style:style style:name="P4" style:family="paragraph" style:parent-style-name="Text_20_body">
      <style:text-properties style:font-name="Times New Roman" officeooo:paragraph-rsid="00192df7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192df7" officeooo:paragraph-rsid="00192df7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192df7"/>
    </style:style>
    <style:style style:name="T1" style:family="text">
      <style:text-properties officeooo:rsid="00192df7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92d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GPD (Lei Geral de Proteção de dados) para pessoas físicas</text:p>
      <text:p text:style-name="P2"/>
      <text:p text:style-name="P4">A Lei Geral de Proteção de Dados, aprovada no Congresso em 2018, é um <text:s/>marco na proteção dos dados pessoais dos brasileiros <text:span text:style-name="T1">que vem lutando desde a década de 90 para regulamentar leis que proteger, fiscalizar e punir violações de direitos dos usuários que utilizam a internet</text:span>. <text:span text:style-name="T1">Esta lei foi inspirada</text:span> na GPDR, a “General Data Protection Regulation”, legislação em vigência na União Europeia desde 2018, a LGPD apresenta um novo cenário aos consumidores e empresas.</text:p>
      <text:p text:style-name="P3"><text:span text:style-name="T2">A </text:span><text:span text:style-name="Strong_20_Emphasis"><text:span text:style-name="T2">lei nº 13.709/18</text:span></text:span><text:span text:style-name="T2"> é a norma que regulamenta o tratamento de dados pessoais coletados ou compartilhados, inclusive por meios digitais. A LGPD conta com 65 artigos e alterou os artigos 7º e 16º do Marco Civil da internet.</text:span></text:p>
      <text:p text:style-name="P5"><text:span text:style-name="Strong_20_Emphasis"><text:span text:style-name="T2">LGPD significado: Lei Geral de Proteção de Dados</text:span></text:span></text:p>
      <text:p text:style-name="P5"><text:span text:style-name="Strong_20_Emphasis"><text:span text:style-name="T2"/></text:span></text:p>
      <text:p text:style-name="P4">O artigo 65 da LGPD diz respeito à vigência da lei, estipulada para o dia dezesseis de agosto de 2020 (2 anos após a LGPD ter sido publicada no Diário Oficial). Contudo, a previsão da entrada em vigor de alguns itens referentes à Autoridade Nacional de Proteção de Dados (ANPD), mais especificamente sobre a sua criação e funcionamento, era 28/12/2018.</text:p>
      <text:p text:style-name="P4">Devido à pandemia do COVID-19, no dia dezoito de setembro de 2020, a LGPD começou a vigorar, mas não por completo, restando ainda 3 artigos da LGPD (52, 53, 54), os quais faziam referência às sanções administrativas.</text:p>
      <text:p text:style-name="P6"><text:span text:style-name="Strong_20_Emphasis"><text:span text:style-name="T3">LGPD entra em vigor em sua totalidade, ou seja, a Lei Geral da Proteção de Dados de pessoa física (LGPD 2021) já está vigorando.</text:span></text:span></text:p>
      <text:p text:style-name="P2">Esta lei visa protejger os dados pessoais de pessoas físicas e mostrar seus direitos quanto ao controle desses dados, podendo alterar ou deletar quando for de interesse do consumid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16:38:18.896000000</meta:creation-date>
    <dc:date>2022-10-11T16:47:11.208000000</dc:date>
    <meta:editing-duration>PT8M52S</meta:editing-duration>
    <meta:editing-cycles>1</meta:editing-cycles>
    <meta:document-statistic meta:table-count="0" meta:image-count="0" meta:object-count="0" meta:page-count="1" meta:paragraph-count="8" meta:word-count="283" meta:character-count="1668" meta:non-whitespace-character-count="1392"/>
    <meta:generator>LibreOffice/7.1.3.2$Windows_X86_64 LibreOffice_project/47f78053abe362b9384784d31a6e56f8511eb1c1</meta:generator>
  </office:meta>
</office:document-meta>
</file>